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6.85cm" fo:min-width="18.5cm"/>
    </style:style>
    <style:style style:name="gr2" style:family="graphic" style:parent-style-name="standard">
      <style:graphic-properties draw:textarea-horizontal-align="justify" draw:textarea-vertical-align="top" draw:auto-grow-height="false" fo:min-height="11.65cm" fo:min-width="6.1cm"/>
    </style:style>
    <style:style style:name="gr3" style:family="graphic" style:parent-style-name="standard">
      <style:graphic-properties draw:textarea-horizontal-align="justify" draw:textarea-vertical-align="top" draw:auto-grow-height="false" fo:min-height="3.85cm" fo:min-width="5.2cm"/>
    </style:style>
    <style:style style:name="gr4" style:family="graphic" style:parent-style-name="standard">
      <style:graphic-properties draw:fill-color="#ffcc00" draw:textarea-horizontal-align="justify" draw:textarea-vertical-align="top" draw:auto-grow-height="false" fo:min-height="2.25cm" fo:min-width="4.2cm"/>
    </style:style>
    <style:style style:name="gr5" style:family="graphic" style:parent-style-name="standard">
      <style:graphic-properties draw:fill-color="#cc0000" draw:textarea-horizontal-align="justify" draw:textarea-vertical-align="middle" draw:auto-grow-height="false" fo:min-height="2.014cm" fo:min-width="1.964cm"/>
    </style:style>
    <style:style style:name="gr6" style:family="graphic" style:parent-style-name="standard">
      <style:graphic-properties draw:textarea-horizontal-align="justify" draw:textarea-vertical-align="middle" draw:auto-grow-height="false" fo:min-height="4.438cm" fo:min-width="2.101cm"/>
    </style:style>
    <style:style style:name="gr7" style:family="graphic" style:parent-style-name="standard">
      <style:graphic-properties draw:fill-color="#cc0000" draw:textarea-horizontal-align="justify" draw:textarea-vertical-align="middle" draw:auto-grow-height="false" fo:min-height="0.952cm" fo:min-width="2.402cm"/>
    </style:style>
    <style:style style:name="gr8" style:family="graphic" style:parent-style-name="standard">
      <style:graphic-properties draw:fill-color="#333333" draw:textarea-horizontal-align="justify" draw:textarea-vertical-align="middle" draw:auto-grow-height="false" fo:min-height="0.75cm" fo:min-width="2.7cm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0.75cm" fo:min-width="5.8cm"/>
    </style:style>
    <style:style style:name="gr10" style:family="graphic" style:parent-style-name="standard">
      <style:graphic-properties draw:textarea-horizontal-align="justify" draw:textarea-vertical-align="top" draw:auto-grow-height="false" fo:min-height="4.25cm" fo:min-width="5.8cm"/>
    </style:style>
    <style:style style:name="gr11" style:family="graphic" style:parent-style-name="standard">
      <style:graphic-properties draw:fill-color="#ff9900" draw:textarea-horizontal-align="justify" draw:textarea-vertical-align="middle" draw:auto-grow-height="false" fo:min-height="0.65cm" fo:min-width="1.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65cm" fo:min-width="1.7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1.376cm" fo:min-width="6.526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24cm" fo:min-width="6.066cm"/>
    </style:style>
    <style:style style:name="gr15" style:family="graphic" style:parent-style-name="objectwithoutfill">
      <style:graphic-properties svg:stroke-width="0.053cm" svg:stroke-color="#ff0066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ff00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99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00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9933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0099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0099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dash" draw:stroke-dash="Ultrafine_20_2_20_Dots_20_3_20_Dashes" svg:stroke-width="0.053cm" svg:stroke-color="#0099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ff33ff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990099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fill-color="#ffcc00" draw:textarea-horizontal-align="justify" draw:textarea-vertical-align="top" draw:auto-grow-height="false" fo:min-height="0.65cm" fo:min-width="4.2cm"/>
    </style:style>
    <style:style style:name="gr26" style:family="graphic" style:parent-style-name="standard">
      <style:graphic-properties draw:fill-color="#ff9900" draw:textarea-horizontal-align="justify" draw:textarea-vertical-align="middle" draw:auto-grow-height="false" fo:min-height="0cm" fo:min-width="1.262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cc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cc0000"/>
      <style:paragraph-properties fo:text-align="center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333333"/>
      <style:paragraph-properties fo:text-align="center"/>
    </style:style>
    <style:style style:name="P9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center"/>
      <style:text-properties fo:color="#ff0066" fo:font-size="12pt" style:font-size-asian="12pt" style:font-size-complex="12pt"/>
    </style:style>
    <style:style style:name="P14" style:family="paragraph">
      <loext:graphic-properties draw:fill="none"/>
      <style:paragraph-properties fo:text-align="center"/>
      <style:text-properties fo:color="#ff0066"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99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0066"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cm" svg:height="17.1cm" svg:x="1cm" svg:y="1.2cm">
          <text:p text:style-name="P1">Machine « www.surfthevoid.com » exécutant docker stac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11.9cm" svg:x="1.3cm" svg:y="4.6cm">
          <text:p text:style-name="P3"><text:span text:style-name="T1">Container « 4tfront_1 »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4.1cm" svg:x="13.9cm" svg:y="7.8cm">
          <text:p text:style-name="P3"><text:span text:style-name="T1">Container « 4trest_1 »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7cm" svg:height="2.5cm" svg:x="1.8cm" svg:y="7.1cm">
          <text:p text:style-name="P4"><text:span text:style-name="T2">Dossier « www/html 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cm" svg:height="3.2cm" svg:x="2.6cm" svg:y="12.1cm">
          <text:p text:style-name="P1">APACH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7" draw:layer="layout" svg:width="2.6cm" svg:height="7.5cm" svg:x="9cm" svg:y="7.3cm">
          <text:p text:style-name="P7"><text:span text:style-name="T3">DNS Ingress</text:span></text:p>
          <text:p text:style-name="P7"><text:span text:style-name="T4">(Docker stack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3.4cm" svg:height="1.7cm" svg:x="15.1cm" svg:y="9.4cm">
          <text:p text:style-name="P1">TOMCAT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8" draw:layer="layout" svg:width="3.2cm" svg:height="1cm" svg:x="2.8cm" svg:y="15.2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3cm" svg:height="1cm" svg:x="4cm" svg:y="17.8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3cm" svg:height="4.5cm" svg:x="13cm" svg:y="2.3cm">
          <text:p text:style-name="P3"><text:span text:style-name="T1">Container « 4tdb_1 »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4cm" svg:height="1.7cm" svg:x="14.9cm" svg:y="4.9cm">
          <text:p text:style-name="P1">MYSQL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9" draw:layer="layout" svg:width="2cm" svg:height="0.9cm" svg:x="4.3cm" svg:y="8.2cm">
          <text:p text:style-name="P1"><text:span text:style-name="T2">assets/*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2cm" svg:height="0.9cm" svg:x="2cm" svg:y="8.2cm">
          <text:p text:style-name="P1"><text:span text:style-name="T2">Index.html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7.2cm" svg:height="1.8cm" svg:x="7.3cm" svg:y="2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6.692cm" svg:height="1.3cm" svg:x="7.6cm" svg:y="24.9cm">
          <text:p text:style-name="P1">NAVIGATEUR 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4" draw:layer="layout" svg:x1="4.6cm" svg:y1="18.9cm" svg:x2="7.5cm" svg:y2="24.8cm">
          <text:p text:style-name="P13"><text:span text:style-name="T5">www.</text:span><text:span text:style-name="T6">dns</text:span><text:span text:style-name="T5">#user</text:span></text:p>
          <text:p text:style-name="P13"><text:span text:style-name="T7"/></text:p>
          <text:p text:style-name="P13"><text:span text:style-name="T7"/></text:p>
        </draw:line>
        <draw:line draw:style-name="gr16" draw:text-style-name="P15" draw:layer="layout" svg:x1="4.2cm" svg:y1="17.7cm" svg:x2="4.2cm" svg:y2="16.2cm">
          <text:p/>
        </draw:line>
        <draw:line draw:style-name="gr16" draw:text-style-name="P15" draw:layer="layout" svg:x1="3.7cm" svg:y1="12cm" svg:x2="2.7cm" svg:y2="9.1cm">
          <text:p/>
        </draw:line>
        <draw:line draw:style-name="gr17" draw:text-style-name="P14" draw:layer="layout" svg:x1="7.1cm" svg:y1="18.9cm" svg:x2="9.9cm" svg:y2="24.6cm">
          <text:p text:style-name="P13"><text:span text:style-name="T5">www.</text:span><text:span text:style-name="T6">dns</text:span><text:span text:style-name="T5">/</text:span><text:span text:style-name="T6">ass</text:span><text:span text:style-name="T6">ets/</text:span><text:span text:style-name="T5">jquery.js</text:span></text:p>
          <text:p text:style-name="P13"><text:span text:style-name="T7"/></text:p>
          <text:p text:style-name="P13"><text:span text:style-name="T7"/></text:p>
        </draw:line>
        <draw:line draw:style-name="gr18" draw:text-style-name="P15" draw:layer="layout" svg:x1="5.1cm" svg:y1="17.714cm" svg:x2="5.1cm" svg:y2="16.214cm">
          <text:p/>
        </draw:line>
        <draw:line draw:style-name="gr18" draw:text-style-name="P15" draw:layer="layout" svg:x1="4.3cm" svg:y1="12cm" svg:x2="4.8cm" svg:y2="9.1cm">
          <text:p/>
        </draw:line>
        <draw:line draw:style-name="gr19" draw:text-style-name="P14" draw:layer="layout" svg:x1="9.618cm" svg:y1="18.914cm" svg:x2="12.418cm" svg:y2="24.614cm">
          <text:p text:style-name="P13"><text:span text:style-name="T5">www.</text:span><text:span text:style-name="T6">dns</text:span><text:span text:style-name="T5">/</text:span><text:span text:style-name="T6">4TRest/</text:span><text:span text:style-name="T5">services</text:span></text:p>
          <text:p text:style-name="P13"><text:span text:style-name="T7"/></text:p>
          <text:p text:style-name="P13"><text:span text:style-name="T7"/></text:p>
        </draw:line>
        <draw:line draw:style-name="gr20" draw:text-style-name="P15" draw:layer="layout" svg:x1="7cm" svg:y1="17.7cm" svg:x2="5.8cm" svg:y2="16.2cm">
          <text:p/>
        </draw:line>
        <draw:line draw:style-name="gr21" draw:text-style-name="P15" draw:layer="layout" svg:x1="5.3cm" svg:y1="12.2cm" svg:x2="8.9cm" svg:y2="12.1cm">
          <text:p text:style-name="P1"><text:span text:style-name="T8">ajp:</text:span><text:span text:style-name="T9">//4trest</text:span><text:span text:style-name="T2">/services</text:span></text:p>
          <text:p text:style-name="P1"/>
        </draw:line>
        <draw:line draw:style-name="gr22" draw:text-style-name="P15" draw:layer="layout" svg:x1="11.7cm" svg:y1="11.8cm" svg:x2="15cm" svg:y2="10.6cm">
          <text:p text:style-name="P1"><text:span text:style-name="T9">4trest</text:span><text:span text:style-name="T2">/services</text:span></text:p>
          <text:p text:style-name="P1"/>
        </draw:line>
        <draw:custom-shape draw:style-name="gr3" draw:text-style-name="P3" draw:layer="layout" svg:width="5.7cm" svg:height="4.1cm" svg:x="13.9cm" svg:y="12.4cm">
          <text:p text:style-name="P3"><text:span text:style-name="T1">Container « 4trest_2 »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4cm" svg:height="1.7cm" svg:x="15.1cm" svg:y="14cm">
          <text:p text:style-name="P1">TOMCAT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22" draw:text-style-name="P15" draw:layer="layout" svg:x1="11.8cm" svg:y1="12.8cm" svg:x2="15.2cm" svg:y2="14.1cm">
          <text:p text:style-name="P1"><text:span text:style-name="T9">4trest</text:span><text:span text:style-name="T2">/services</text:span></text:p>
          <text:p text:style-name="P1"/>
        </draw:line>
        <draw:line draw:style-name="gr23" draw:text-style-name="P15" draw:layer="layout" svg:x1="11.7cm" svg:y1="8.7cm" svg:x2="15cm" svg:y2="9.7cm">
          <text:p text:style-name="P1"><text:span text:style-name="T8">jdbc:</text:span><text:span text:style-name="T9">//4tdb</text:span></text:p>
          <text:p text:style-name="P1"/>
        </draw:line>
        <draw:line draw:style-name="gr23" draw:text-style-name="P15" draw:layer="layout" svg:x1="14.9cm" svg:y1="6cm" svg:x2="11.5cm" svg:y2="7.7cm">
          <text:p text:style-name="P1"><text:span text:style-name="T2"/></text:p>
          <text:p text:style-name="P1"/>
        </draw:line>
        <draw:line draw:style-name="gr24" draw:text-style-name="P15" draw:layer="layout" svg:x1="11.8cm" svg:y1="13.9cm" svg:x2="14.9cm" svg:y2="15.2cm">
          <text:p text:style-name="P1"><text:span text:style-name="T8">j</text:span><text:span text:style-name="T8">d</text:span><text:span text:style-name="T8">b</text:span><text:span text:style-name="T8">c</text:span><text:span text:style-name="T8">:</text:span><text:span text:style-name="T9">/</text:span><text:span text:style-name="T9">/</text:span><text:span text:style-name="T9">4</text:span><text:span text:style-name="T9">t</text:span><text:span text:style-name="T9">d</text:span><text:span text:style-name="T9">b</text:span></text:p>
          <text:p text:style-name="P1"/>
        </draw:line>
        <draw:line draw:style-name="gr24" draw:text-style-name="P15" draw:layer="layout" svg:x1="14.7cm" svg:y1="5.6cm" svg:x2="11.2cm" svg:y2="7.4cm">
          <text:p text:style-name="P1"><text:span text:style-name="T2"/></text:p>
          <text:p text:style-name="P1"/>
        </draw:line>
        <draw:custom-shape draw:style-name="gr25" draw:text-style-name="P5" draw:layer="layout" svg:width="4.7cm" svg:height="0.9cm" svg:x="7.2cm" svg:y="3.3cm">
          <text:p text:style-name="P4"><text:span text:style-name="T2">Volume « db_data »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7cm" svg:height="0.9cm" svg:x="14.1cm" svg:y="3.3cm">
          <text:p text:style-name="P4"><text:span text:style-name="T2">/var/lib/mysl</text:span></text:p>
          <draw:enhanced-geometry svg:viewBox="0 0 21600 21600" draw:type="rectangle" draw:enhanced-path="M 0 0 L 21600 0 21600 21600 0 21600 0 0 Z N"/>
        </draw:custom-shape>
        <draw:line draw:style-name="gr24" draw:text-style-name="P15" draw:layer="layout" svg:x1="16.5cm" svg:y1="4.2cm" svg:x2="16.5cm" svg:y2="4.9cm">
          <text:p text:style-name="P1"><text:span text:style-name="T2"/></text:p>
          <text:p text:style-name="P1"/>
        </draw:line>
        <draw:line draw:style-name="gr23" draw:text-style-name="P15" draw:layer="layout" svg:x1="16.9cm" svg:y1="4.2cm" svg:x2="16.9cm" svg:y2="4.9cm">
          <text:p text:style-name="P1"><text:span text:style-name="T2"/></text:p>
          <text:p text:style-name="P1"/>
        </draw:line>
        <draw:custom-shape draw:style-name="gr26" draw:text-style-name="P16" draw:layer="layout" svg:width="2.2cm" svg:height="0.4cm" svg:x="11.9cm" svg:y="3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2:28:55.803121363</meta:creation-date>
    <dc:date>2017-06-05T13:36:24.115389331</dc:date>
    <meta:editing-duration>PT21M18S</meta:editing-duration>
    <meta:editing-cycles>7</meta:editing-cycles>
    <meta:generator>LibreOffice/5.1.6.2$Linux_X86_64 LibreOffice_project/10m0$Build-2</meta:generator>
    <meta:document-statistic meta:object-count="37"/>
  </office:meta>
</office:document-meta>
</file>